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eam Members</text:p>
      <text:p text:style-name="P1">David Kelly</text:p>
      <text:p text:style-name="P1">Keith Somers</text:p>
      <text:p text:style-name="P1">Dmitrij Borovkov</text:p>
      <text:p text:style-name="P1">Eduardo Oliveira</text:p>
      <text:p text:style-name="P1"/>
      <text:p text:style-name="P1">Core Team Roles</text:p>
      <text:p text:style-name="P1">Guardian of the code = David </text:p>
      <text:p text:style-name="P1">Rapporteur = Eduardo</text:p>
      <text:p text:style-name="P1">Tester = Keith</text:p>
      <text:p text:style-name="P1">Web API = Dmitrij</text:p>
      <text:p text:style-name="P1"/>
      <text:p text:style-name="P2">Individual Responsibilities: David Kelly</text:p>
      <text:p text:style-name="P2">Master of the code</text:p>
      <text:p text:style-name="P2"/>
      <text:p text:style-name="P2">Level 0 + 3</text:p>
      <text:p text:style-name="P2"/>
      <text:p text:style-name="P2">Individual Responsibilities: Keith Somers</text:p>
      <text:p text:style-name="P2">Rapporteur</text:p>
      <text:p text:style-name="P2"/>
      <text:p text:style-name="P2">Individual Responsibilities: Dmitrij Borovkov</text:p>
      <text:p text:style-name="P2">Web API</text:p>
      <text:p text:style-name="P2"/>
      <text:p text:style-name="P2">Individual Responsibilities: Eduardo Oliveira</text:p>
      <text:p text:style-name="P2">Rapport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